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er einmal verschiedene Anbieter die Wunderschöne Animationen bieten aber ohne Erklärung:<text:line-break/><text:a xlink:type="simple" xlink:href="http://service.gmx.net/de/cgi/derefer?TYPE=3&amp;DEST=http%3A%2F%2Fwww.youtube.com%2Fuser%2FHybridMedical" office:target-frame-name="_blank" xlink:show="new"><text:span text:style-name="T1">http://www.youtube.com/user/HybridMedical</text:span></text:a><text:line-break/><text:a xlink:type="simple" xlink:href="http://service.gmx.net/de/cgi/derefer?TYPE=3&amp;DEST=http%3A%2F%2Fwww.youtube.com%2Fuser%2Fnucleusanimation%3Frecommended%3D0" office:target-frame-name="_blank" xlink:show="new"><text:span text:style-name="T1">http://www.youtube.com/user/nucleusanimation?recommended=0</text:span></text:a><text:line-break/> <text:line-break/>Und hier nocheinmal 2 anbieter mit schönen animationen und erklärungen. leider auf englisch aber einfach zu verstehen<text:line-break/><text:a xlink:type="simple" xlink:href="http://service.gmx.net/de/cgi/derefer?TYPE=3&amp;DEST=http%3A%2F%2Fwww.youtube.com%2Fprofile%3Fuser%3Ddva1778%26view%3Dvideos" office:target-frame-name="_blank" xlink:show="new"><text:span text:style-name="T1">http://www.youtube.com/profile?user=dva1778&amp;view=videos</text:span></text:a><text:line-break/><text:a xlink:type="simple" xlink:href="http://service.gmx.net/de/cgi/derefer?TYPE=3&amp;DEST=http%3A%2F%2Fwww.youtube.com%2Fuser%2Fmsc0328" office:target-frame-name="_blank" xlink:show="new"><text:span text:style-name="T1">http://www.youtube.com/user/msc0328</text:span></text:a>    (hier die schönen videos und nicht umbedingt den song über glycolyse :) )<text:line-break/><text:line-break/><text:line-break/>weitere schöne animationen:<text:line-break/><text:a xlink:type="simple" xlink:href="http://service.gmx.net/de/cgi/derefer?TYPE=3&amp;DEST=http%3A%2F%2Fwww.youtube.com%2Fwatch%3Fv%3Dnl8pSlonmA0%26feature%3Dchannel_page" office:target-frame-name="_blank" xlink:show="new"><text:span text:style-name="T1">http://www.youtube.com/watch?v=nl8pSlonmA0&amp;feature=channel_page</text:span></text:a><text:line-break/><text:a xlink:type="simple" xlink:href="http://service.gmx.net/de/cgi/derefer?TYPE=3&amp;DEST=http%3A%2F%2Fwww.youtube.com%2Fwatch%3Fv%3Do7qN9KspjG8%26feature%3Drelated" office:target-frame-name="_blank" xlink:show="new"><text:span text:style-name="T1">http://www.youtube.com/watch?v=o7qN9KspjG8&amp;feature=related</text:span></text:a><text:line-break/><text:line-break/><text:line-break/>hoffe ich kann zukünfigen schülern damit helfen die sachverhalte besser zu verstehen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1T09:05:02</meta:creation-date>
    <meta:document-statistic meta:table-count="0" meta:image-count="0" meta:object-count="0" meta:page-count="1" meta:paragraph-count="1" meta:word-count="63" meta:character-count="723"/>
    <dc:date>2009-07-01T09:05:31</dc:date>
    <meta:editing-duration>PT00H00M33S</meta:editing-duration>
    <meta:editing-cycles>1</meta:editing-cycles>
    <meta:generator>OpenOffice.org/3.0$Linux OpenOffice.org_project/300m15$Build-9379</meta:generator>
  </office:meta>
</office:document-meta>
</file>